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107"/>
    <style:style style:name="ce8" style:family="table-cell" style:parent-style-name="Default" style:data-style-name="N4"/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 style:data-style-name="N4">
      <style:text-properties fo:font-size="16pt" style:font-size-asian="16pt" style:font-size-complex="16pt"/>
    </style:style>
    <style:style style:name="ce10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as 1 Klein</text:p>
          </table:table-cell>
          <table:table-cell office:value-type="string" calcext:value-type="string">
            <text:p>Glas 2 groß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2:.B12])" office:value-type="float" office:value="2089" calcext:value-type="float">
            <text:p>2089</text:p>
          </table:table-cell>
          <table:table-cell table:formula="of:=SUM([.C2:.C12])" office:value-type="float" office:value="1878" calcext:value-type="float">
            <text:p>1878</text:p>
          </table:table-cell>
        </table:table-row>
      </table:table>
      <table:table table:name="Glas_A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Glas 1 Klein</text:p>
          </table:table-cell>
          <table:table-cell office:value-type="string" calcext:value-type="string">
            <text:p>Glas 2 groß</text:p>
          </table:table-cell>
        </table:table-row>
        <table:table-row table:style-name="ro1">
          <table:table-cell office:value-type="string" calcext:value-type="string">
            <text:p>Gem. Masse</text:p>
          </table:table-cell>
          <table:table-cell office:value-type="float" office:value="2091" calcext:value-type="float">
            <text:p>2091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Glas.B2:.B12])" office:value-type="float" office:value="189.909090909091" calcext:value-type="float">
            <text:p>189,9</text:p>
          </table:table-cell>
          <table:table-cell table:style-name="ce7" table:formula="of:=AVERAGE([Glas.C2:.C9])" office:value-type="float" office:value="234.75" calcext:value-type="float">
            <text:p>234,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8" table:formula="of:=STDEV([Glas.B2:.B12])" office:value-type="float" office:value="1.70026735865542" calcext:value-type="float">
            <text:p>1,70</text:p>
          </table:table-cell>
          <table:table-cell table:style-name="ce8" table:formula="of:=STDEV([Glas.C2:.C9])" office:value-type="float" office:value="1.66904592079256" calcext:value-type="float">
            <text:p>1,67</text:p>
          </table:table-cell>
        </table:table-row>
        <table:table-row table:style-name="ro1">
          <table:table-cell office:value-type="string" calcext:value-type="string">
            <text:p>CI 95%</text:p>
          </table:table-cell>
          <table:table-cell table:style-name="ce7" table:formula="of:=[.B3]-2*[.B4]" office:value-type="float" office:value="186.50855619178" calcext:value-type="float">
            <text:p>186,5</text:p>
          </table:table-cell>
          <table:table-cell table:style-name="ce7" table:formula="of:=[.C3]-2*[.C4]" office:value-type="float" office:value="231.411908158415" calcext:value-type="float">
            <text:p>231,4</text:p>
          </table:table-cell>
        </table:table-row>
        <table:table-row table:style-name="ro1">
          <table:table-cell/>
          <table:table-cell table:style-name="ce7" table:formula="of:=[.B3]+2*[.B4]" office:value-type="float" office:value="193.309625626402" calcext:value-type="float">
            <text:p>193,3</text:p>
          </table:table-cell>
          <table:table-cell table:style-name="ce7" table:formula="of:=[.C3]+2*[.C4]" office:value-type="float" office:value="238.088091841585" calcext:value-type="float">
            <text:p>238,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Glas.B2:.B12])" office:value-type="float" office:value="190" calcext:value-type="float">
            <text:p>190</text:p>
          </table:table-cell>
          <table:table-cell table:formula="of:=MEDIAN([Glas.C2:.C12])" office:value-type="float" office:value="235" calcext:value-type="float">
            <text:p>235</text:p>
          </table:table-cell>
        </table:table-row>
      </table:table>
      <table:table table:name="Mackay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las</text:p>
          </table:table-cell>
        </table:table-row>
        <table:table-row table:style-name="ro1">
          <table:table-cell office:value-type="string" calcext:value-type="string">
            <text:p>Lime Lemon</text:p>
          </table:table-cell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string" calcext:value-type="string">
            <text:p>Pink Grapefruit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Ginger</text:p>
          </table:table-cell>
          <table:table-cell office:value-type="float" office:value="538" calcext:value-type="float">
            <text:p>538</text:p>
          </table:table-cell>
          <table:table-cell/>
        </table:table-row>
      </table:table>
      <table:table table:name="Nudossi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Ne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</table:table>
      <table:table table:name="Grashoff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Ne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</table:table>
      <table:table table:name="Cherrytomaten-Auswertung" table:style-name="ta1"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4" table:number-columns-repeated="1020" table:default-cell-style-name="ce3"/>
        <table:table-row table:style-name="ro2">
          <table:table-cell table:style-name="ce5" office:value-type="string" calcext:value-type="string">
            <text:p>Statisti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l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yp</text:p>
          </table:table-cell>
          <table:table-cell table:style-name="ce5" office:value-type="string" calcext:value-type="string">
            <text:p>Dattel</text:p>
          </table:table-cell>
          <table:table-cell table:style-name="ce5" office:value-type="string" calcext:value-type="string">
            <text:p>Cherry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 calcext:value-type="string">
            <text:p>Geschäft</text:p>
          </table:table-cell>
          <table:table-cell table:style-name="ce5" office:value-type="string" calcext:value-type="string">
            <text:p>Hit</text:p>
          </table:table-cell>
          <table:table-cell table:style-name="ce5" office:value-type="string" calcext:value-type="string">
            <text:p>Aldi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Gewicht ø [g]</text:p>
          </table:table-cell>
          <table:table-cell table:style-name="ce4" table:formula="of:=AVERAGE([$'Cherry-Tomaten-1'.B2:$'Cherry-Tomaten-1'.B41])" office:value-type="float" office:value="7.5" calcext:value-type="float">
            <text:p>7,50</text:p>
          </table:table-cell>
          <table:table-cell table:style-name="ce4" table:formula="of:=AVERAGE([$'Cherry-Tomaten-2'.B2:$'Cherry-Tomaten-2'.B59])" office:value-type="float" office:value="8.20689655172414" calcext:value-type="float">
            <text:p>8,21</text:p>
          </table:table-cell>
          <table:table-cell table:style-name="ce4" table:formula="of:=AVERAGE([$'Cherry-Tomaten-All'.B2:.B99])" office:value-type="float" office:value="7.91836734693878" calcext:value-type="float">
            <text:p>7,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icht s</text:p>
          </table:table-cell>
          <table:table-cell table:style-name="ce4" table:formula="of:=STDEV([$'Cherry-Tomaten-1'.B2:$'Cherry-Tomaten-1'.B41])" office:value-type="float" office:value="1.72463299700515" calcext:value-type="float">
            <text:p>1,72</text:p>
          </table:table-cell>
          <table:table-cell table:style-name="ce4" table:formula="of:=STDEV([$'Cherry-Tomaten-2'.B2:$'Cherry-Tomaten-2'.B59])" office:value-type="float" office:value="1.85206021547419" calcext:value-type="float">
            <text:p>1,85</text:p>
          </table:table-cell>
          <table:table-cell table:style-name="ce4" table:formula="of:=STDEV([$'Cherry-Tomaten-All'.B2:.B99])" office:value-type="float" office:value="1.82578027035671" calcext:value-type="float">
            <text:p>1,83</text:p>
          </table:table-cell>
          <table:table-cell table:formula="of:=[.D5]/SQRT([.B9])" office:value-type="float" office:value="0.28868120806626" calcext:value-type="float">
            <text:p>0,288681208066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me</text:p>
          </table:table-cell>
          <table:table-cell table:style-name="ce4" table:formula="of:=SUM([$'Cherry-Tomaten-1'.B2:$'Cherry-Tomaten-1'.B41])" office:value-type="float" office:value="300" calcext:value-type="float">
            <text:p>300,00</text:p>
          </table:table-cell>
          <table:table-cell table:style-name="ce4" table:formula="of:=SUM([$'Cherry-Tomaten-2'.B2:$'Cherry-Tomaten-2'.B59])" office:value-type="float" office:value="476" calcext:value-type="float">
            <text:p>476,00</text:p>
          </table:table-cell>
          <table:table-cell table:style-name="ce4" table:formula="of:=STDEV([$'Cherry-Tomaten-All'.B2:.B99])" office:value-type="float" office:value="1.82578027035671" calcext:value-type="float">
            <text:p>1,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icht Ist</text:p>
          </table:table-cell>
          <table:table-cell table:style-name="ce4" office:value-type="float" office:value="288.5" calcext:value-type="float">
            <text:p>288,50</text:p>
          </table:table-cell>
          <table:table-cell table:style-name="ce4" office:value-type="float" office:value="490" calcext:value-type="float">
            <text:p>490,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wicht Soll</text:p>
          </table:table-cell>
          <table:table-cell office:value-type="string" calcext:value-type="string">
            <text:p>-</text:p>
          </table:table-cell>
          <table:table-cell table:style-name="ce4" office:value-type="float" office:value="500" calcext:value-type="float">
            <text:p>500,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zahl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änge ø [mm]</text:p>
          </table:table-cell>
          <table:table-cell table:style-name="ce4"/>
          <table:table-cell table:style-name="ce4" table:formula="of:=SUM([$'Cherry-Tomaten-2'.C2:$'Cherry-Tomaten-2'.C59])" office:value-type="float" office:value="169.82" calcext:value-type="float">
            <text:p>169,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änge s</text:p>
          </table:table-cell>
          <table:table-cell/>
          <table:table-cell table:style-name="ce4" table:formula="of:=STDEV([$'Cherry-Tomaten-2'.C2:$'Cherry-Tomaten-2'.C59])" office:value-type="float" office:value="0.288971306902513" calcext:value-type="float">
            <text:p>0,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chmesser ø [mm]</text:p>
          </table:table-cell>
          <table:table-cell/>
          <table:table-cell table:style-name="ce4" table:formula="of:=AVERAGE([$'Cherry-Tomaten-2'.D2:$'Cherry-Tomaten-2'.D59])" office:value-type="float" office:value="2.31913793103448" calcext:value-type="float">
            <text:p>2,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chmesser s</text:p>
          </table:table-cell>
          <table:table-cell/>
          <table:table-cell table:style-name="ce4" table:formula="of:=STDEV([$'Cherry-Tomaten-2'.D2:$'Cherry-Tomaten-2'.D59])" office:value-type="float" office:value="0.150522883761889" calcext:value-type="float">
            <text:p>0,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umen ø</text:p>
          </table:table-cell>
          <table:table-cell/>
          <table:table-cell table:style-name="ce4" table:formula="of:=AVERAGE([$'Cherry-Tomaten-2'.E2:$'Cherry-Tomaten-2'.E59])" office:value-type="float" office:value="16.6780428262534" calcext:value-type="float">
            <text:p>16,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iumen s</text:p>
          </table:table-cell>
          <table:table-cell/>
          <table:table-cell table:style-name="ce4" table:formula="of:=STDEV([$'Cherry-Tomaten-2'.E2:$'Cherry-Tomaten-2'.E59])" office:value-type="float" office:value="3.32765764031869" calcext:value-type="float">
            <text:p>3,33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rry-Tomaten-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r </text:p>
          </table:table-cell>
          <table:table-cell office:value-type="string" calcext:value-type="string">
            <text:p>Gewic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8"/>
        </table:table-row>
      </table:table>
      <table:table table:name="Cherry-Tomaten-2" table:style-name="ta1">
        <table:shapes>
          <draw:frame draw:z-index="0" draw:style-name="gr1" draw:text-style-name="P1" svg:width="15.999cm" svg:height="8.999cm" svg:x="25.513cm" svg:y="0cm">
            <draw:object draw:notify-on-update-of-ranges="'Cherry-Tomaten-2'.B2:'Cherry-Tomaten-2'.B59 'Cherry-Tomaten-2'.C1:'Cherry-Tomaten-2'.C1 'Cherry-Tomaten-2'.C2:'Cherry-Tomaten-2'.C59 'Cherry-Tomaten-2'.B2:'Cherry-Tomaten-2'.B59 'Cherry-Tomaten-2'.D1:'Cherry-Tomaten-2'.D1 'Cherry-Tomaten-2'.D2:'Cherry-Tomaten-2'.D59 'Cherry-Tomaten-2'.B2:'Cherry-Tomaten-2'.B59 'Cherry-Tomaten-2'.E1:'Cherry-Tomaten-2'.E1 'Cherry-Tomaten-2'.E2:'Cherry-Tomaten-2'.E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3"/>
        <table:table-column table:style-name="co4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9" table:default-cell-style-name="ce3"/>
        <table:table-row table:style-name="ro2">
          <table:table-cell office:value-type="string" calcext:value-type="string">
            <office:annotation draw:style-name="gr2" draw:text-style-name="P3" svg:width="2.899cm" svg:height="1.799cm" svg:x="3.894cm" svg:y="0cm" draw:caption-point-x="-0.61cm" draw:caption-point-y="0.01cm">
              <dc:creator>TA</dc:creator>
              <dc:date>2021-01-10T00:00:00</dc:date>
              <text:p text:style-name="P2"><text:span text:style-name="T1">Gewogen 09.01.2021</text:span></text:p>
            </office:annotation>
            <text:p>Nr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Durchmesser</text:p>
          </table:table-cell>
          <table:table-cell office:value-type="string" calcext:value-type="string">
            <text:p>Volumen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.15" calcext:value-type="float">
            <text:p>3,15</text:p>
          </table:table-cell>
          <table:table-cell table:style-name="ce4" office:value-type="float" office:value="2.6" calcext:value-type="float">
            <text:p>2,60</text:p>
          </table:table-cell>
          <table:table-cell table:style-name="ce4" table:formula="of:=[.C2]*[.D2]^2*PI()/3" office:value-type="float" office:value="22.2990246551803" calcext:value-type="float">
            <text:p>22,3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.26" calcext:value-type="float">
            <text:p>3,26</text:p>
          </table:table-cell>
          <table:table-cell table:style-name="ce4" office:value-type="float" office:value="2.2" calcext:value-type="float">
            <text:p>2,20</text:p>
          </table:table-cell>
          <table:table-cell table:style-name="ce4" table:formula="of:=[.C3]*[.D3]^2*PI()/3" office:value-type="float" office:value="16.5231018418004" calcext:value-type="float">
            <text:p>16,52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.68" calcext:value-type="float">
            <text:p>3,68</text:p>
          </table:table-cell>
          <table:table-cell table:style-name="ce4" office:value-type="float" office:value="2.4" calcext:value-type="float">
            <text:p>2,40</text:p>
          </table:table-cell>
          <table:table-cell table:style-name="ce4" table:formula="of:=[.C4]*[.D4]^2*PI()/3" office:value-type="float" office:value="22.197237053204" calcext:value-type="float">
            <text:p>22,2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.28" calcext:value-type="float">
            <text:p>3,28</text:p>
          </table:table-cell>
          <table:table-cell table:style-name="ce4" office:value-type="float" office:value="2.61" calcext:value-type="float">
            <text:p>2,61</text:p>
          </table:table-cell>
          <table:table-cell table:style-name="ce4" table:formula="of:=[.C5]*[.D5]^2*PI()/3" office:value-type="float" office:value="23.3982553583008" calcext:value-type="float">
            <text:p>23,4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66" calcext:value-type="float">
            <text:p>2,66</text:p>
          </table:table-cell>
          <table:table-cell table:style-name="ce4" office:value-type="float" office:value="2.3" calcext:value-type="float">
            <text:p>2,30</text:p>
          </table:table-cell>
          <table:table-cell table:style-name="ce4" table:formula="of:=[.C6]*[.D6]^2*PI()/3" office:value-type="float" office:value="14.7355356219078" calcext:value-type="float">
            <text:p>14,74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.08" calcext:value-type="float">
            <text:p>3,08</text:p>
          </table:table-cell>
          <table:table-cell table:style-name="ce4" office:value-type="float" office:value="2.33" calcext:value-type="float">
            <text:p>2,33</text:p>
          </table:table-cell>
          <table:table-cell table:style-name="ce4" table:formula="of:=[.C7]*[.D7]^2*PI()/3" office:value-type="float" office:value="17.5102028199289" calcext:value-type="float">
            <text:p>17,5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style-name="ce4" office:value-type="float" office:value="2.67" calcext:value-type="float">
            <text:p>2,67</text:p>
          </table:table-cell>
          <table:table-cell table:style-name="ce4" office:value-type="float" office:value="2.38" calcext:value-type="float">
            <text:p>2,38</text:p>
          </table:table-cell>
          <table:table-cell table:style-name="ce4" table:formula="of:=[.C8]*[.D8]^2*PI()/3" office:value-type="float" office:value="15.8377613100247" calcext:value-type="float">
            <text:p>15,84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38" calcext:value-type="float">
            <text:p>2,38</text:p>
          </table:table-cell>
          <table:table-cell table:style-name="ce4" office:value-type="float" office:value="2.54" calcext:value-type="float">
            <text:p>2,54</text:p>
          </table:table-cell>
          <table:table-cell table:style-name="ce4" table:formula="of:=[.C9]*[.D9]^2*PI()/3" office:value-type="float" office:value="16.0795173366939" calcext:value-type="float">
            <text:p>16,08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4" office:value-type="float" office:value="3.13" calcext:value-type="float">
            <text:p>3,13</text:p>
          </table:table-cell>
          <table:table-cell table:style-name="ce4" office:value-type="float" office:value="2.35" calcext:value-type="float">
            <text:p>2,35</text:p>
          </table:table-cell>
          <table:table-cell table:style-name="ce4" table:formula="of:=[.C10]*[.D10]^2*PI()/3" office:value-type="float" office:value="18.1012547313925" calcext:value-type="float">
            <text:p>18,1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.09" calcext:value-type="float">
            <text:p>3,09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table:formula="of:=[.C11]*[.D11]^2*PI()/3" office:value-type="float" office:value="20.3861183131875" calcext:value-type="float">
            <text:p>20,39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72" calcext:value-type="float">
            <text:p>2,72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table:formula="of:=[.C12]*[.D12]^2*PI()/3" office:value-type="float" office:value="14.4199102799772" calcext:value-type="float">
            <text:p>14,4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office:value-type="float" office:value="2" calcext:value-type="float">
            <text:p>2,00</text:p>
          </table:table-cell>
          <table:table-cell table:style-name="ce4" table:formula="of:=[.C13]*[.D13]^2*PI()/3" office:value-type="float" office:value="10.0949843935352" calcext:value-type="float">
            <text:p>10,09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.09" calcext:value-type="float">
            <text:p>3,09</text:p>
          </table:table-cell>
          <table:table-cell table:style-name="ce4" office:value-type="float" office:value="2.38" calcext:value-type="float">
            <text:p>2,38</text:p>
          </table:table-cell>
          <table:table-cell table:style-name="ce4" table:formula="of:=[.C14]*[.D14]^2*PI()/3" office:value-type="float" office:value="18.3290945498038" calcext:value-type="float">
            <text:p>18,33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.85" calcext:value-type="float">
            <text:p>2,85</text:p>
          </table:table-cell>
          <table:table-cell table:style-name="ce4" office:value-type="float" office:value="2.38" calcext:value-type="float">
            <text:p>2,38</text:p>
          </table:table-cell>
          <table:table-cell table:style-name="ce4" table:formula="of:=[.C15]*[.D15]^2*PI()/3" office:value-type="float" office:value="16.9054755556443" calcext:value-type="float">
            <text:p>16,9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74" calcext:value-type="float">
            <text:p>2,74</text:p>
          </table:table-cell>
          <table:table-cell table:style-name="ce4" office:value-type="float" office:value="2.16" calcext:value-type="float">
            <text:p>2,16</text:p>
          </table:table-cell>
          <table:table-cell table:style-name="ce4" table:formula="of:=[.C16]*[.D16]^2*PI()/3" office:value-type="float" office:value="13.3871054119242" calcext:value-type="float">
            <text:p>13,39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.93" calcext:value-type="float">
            <text:p>2,93</text:p>
          </table:table-cell>
          <table:table-cell table:style-name="ce4" office:value-type="float" office:value="2.23" calcext:value-type="float">
            <text:p>2,23</text:p>
          </table:table-cell>
          <table:table-cell table:style-name="ce4" table:formula="of:=[.C17]*[.D17]^2*PI()/3" office:value-type="float" office:value="15.2582934978725" calcext:value-type="float">
            <text:p>15,26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.91" calcext:value-type="float">
            <text:p>2,91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table:formula="of:=[.C18]*[.D18]^2*PI()/3" office:value-type="float" office:value="17.6992837625754" calcext:value-type="float">
            <text:p>17,70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.14" calcext:value-type="float">
            <text:p>3,14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table:formula="of:=[.C19]*[.D19]^2*PI()/3" office:value-type="float" office:value="18.3139604507939" calcext:value-type="float">
            <text:p>18,31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.93" calcext:value-type="float">
            <text:p>2,93</text:p>
          </table:table-cell>
          <table:table-cell table:style-name="ce4" office:value-type="float" office:value="2.26" calcext:value-type="float">
            <text:p>2,26</text:p>
          </table:table-cell>
          <table:table-cell table:style-name="ce4" table:formula="of:=[.C20]*[.D20]^2*PI()/3" office:value-type="float" office:value="15.6715920026008" calcext:value-type="float">
            <text:p>15,6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.75" calcext:value-type="float">
            <text:p>2,75</text:p>
          </table:table-cell>
          <table:table-cell table:style-name="ce4" office:value-type="float" office:value="2.32" calcext:value-type="float">
            <text:p>2,32</text:p>
          </table:table-cell>
          <table:table-cell table:style-name="ce4" table:formula="of:=[.C21]*[.D21]^2*PI()/3" office:value-type="float" office:value="15.5001992737916" calcext:value-type="float">
            <text:p>15,5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.39" calcext:value-type="float">
            <text:p>3,39</text:p>
          </table:table-cell>
          <table:table-cell table:style-name="ce4" office:value-type="float" office:value="2.4" calcext:value-type="float">
            <text:p>2,40</text:p>
          </table:table-cell>
          <table:table-cell table:style-name="ce4" table:formula="of:=[.C22]*[.D22]^2*PI()/3" office:value-type="float" office:value="20.4479982636852" calcext:value-type="float">
            <text:p>20,45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.13" calcext:value-type="float">
            <text:p>3,13</text:p>
          </table:table-cell>
          <table:table-cell table:style-name="ce4" office:value-type="float" office:value="2.42" calcext:value-type="float">
            <text:p>2,42</text:p>
          </table:table-cell>
          <table:table-cell table:style-name="ce4" table:formula="of:=[.C23]*[.D23]^2*PI()/3" office:value-type="float" office:value="19.1956882225309" calcext:value-type="float">
            <text:p>19,2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.29" calcext:value-type="float">
            <text:p>2,29</text:p>
          </table:table-cell>
          <table:table-cell table:style-name="ce4" office:value-type="float" office:value="1.93" calcext:value-type="float">
            <text:p>1,93</text:p>
          </table:table-cell>
          <table:table-cell table:style-name="ce4" table:formula="of:=[.C24]*[.D24]^2*PI()/3" office:value-type="float" office:value="8.93261710285555" calcext:value-type="float">
            <text:p>8,93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58" calcext:value-type="float">
            <text:p>2,58</text:p>
          </table:table-cell>
          <table:table-cell table:style-name="ce4" office:value-type="float" office:value="2.17" calcext:value-type="float">
            <text:p>2,17</text:p>
          </table:table-cell>
          <table:table-cell table:style-name="ce4" table:formula="of:=[.C25]*[.D25]^2*PI()/3" office:value-type="float" office:value="12.7223632559805" calcext:value-type="float">
            <text:p>12,7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.63" calcext:value-type="float">
            <text:p>2,63</text:p>
          </table:table-cell>
          <table:table-cell table:style-name="ce4" office:value-type="float" office:value="2.11" calcext:value-type="float">
            <text:p>2,11</text:p>
          </table:table-cell>
          <table:table-cell table:style-name="ce4" table:formula="of:=[.C26]*[.D26]^2*PI()/3" office:value-type="float" office:value="12.2616602125046" calcext:value-type="float">
            <text:p>12,26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2.47" calcext:value-type="float">
            <text:p>2,47</text:p>
          </table:table-cell>
          <table:table-cell table:style-name="ce4" table:formula="of:=[.C27]*[.D27]^2*PI()/3" office:value-type="float" office:value="21.2748623085174" calcext:value-type="float">
            <text:p>21,27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.11" calcext:value-type="float">
            <text:p>3,11</text:p>
          </table:table-cell>
          <table:table-cell table:style-name="ce4" office:value-type="float" office:value="2.52" calcext:value-type="float">
            <text:p>2,52</text:p>
          </table:table-cell>
          <table:table-cell table:style-name="ce4" table:formula="of:=[.C28]*[.D28]^2*PI()/3" office:value-type="float" office:value="20.6818835535597" calcext:value-type="float">
            <text:p>20,6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.12" calcext:value-type="float">
            <text:p>3,12</text:p>
          </table:table-cell>
          <table:table-cell table:style-name="ce4" office:value-type="float" office:value="2.46" calcext:value-type="float">
            <text:p>2,46</text:p>
          </table:table-cell>
          <table:table-cell table:style-name="ce4" table:formula="of:=[.C29]*[.D29]^2*PI()/3" office:value-type="float" office:value="19.7721285865626" calcext:value-type="float">
            <text:p>19,77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.86" calcext:value-type="float">
            <text:p>2,86</text:p>
          </table:table-cell>
          <table:table-cell table:style-name="ce4" office:value-type="float" office:value="2.26" calcext:value-type="float">
            <text:p>2,26</text:p>
          </table:table-cell>
          <table:table-cell table:style-name="ce4" table:formula="of:=[.C30]*[.D30]^2*PI()/3" office:value-type="float" office:value="15.2971853677264" calcext:value-type="float">
            <text:p>15,3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.6" calcext:value-type="float">
            <text:p>2,60</text:p>
          </table:table-cell>
          <table:table-cell table:style-name="ce4" office:value-type="float" office:value="2.23" calcext:value-type="float">
            <text:p>2,23</text:p>
          </table:table-cell>
          <table:table-cell table:style-name="ce4" table:formula="of:=[.C31]*[.D31]^2*PI()/3" office:value-type="float" office:value="13.5397826260985" calcext:value-type="float">
            <text:p>13,54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95" calcext:value-type="float">
            <text:p>2,95</text:p>
          </table:table-cell>
          <table:table-cell table:style-name="ce4" office:value-type="float" office:value="2.35" calcext:value-type="float">
            <text:p>2,35</text:p>
          </table:table-cell>
          <table:table-cell table:style-name="ce4" table:formula="of:=[.C32]*[.D32]^2*PI()/3" office:value-type="float" office:value="17.0602880056255" calcext:value-type="float">
            <text:p>17,0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2.39" calcext:value-type="float">
            <text:p>2,39</text:p>
          </table:table-cell>
          <table:table-cell table:style-name="ce4" table:formula="of:=[.C33]*[.D33]^2*PI()/3" office:value-type="float" office:value="17.9450913965703" calcext:value-type="float">
            <text:p>17,95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5" calcext:value-type="float">
            <text:p>2,50</text:p>
          </table:table-cell>
          <table:table-cell table:style-name="ce4" office:value-type="float" office:value="2.35" calcext:value-type="float">
            <text:p>2,35</text:p>
          </table:table-cell>
          <table:table-cell table:style-name="ce4" table:formula="of:=[.C34]*[.D34]^2*PI()/3" office:value-type="float" office:value="14.457871191208" calcext:value-type="float">
            <text:p>14,46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.18" calcext:value-type="float">
            <text:p>3,18</text:p>
          </table:table-cell>
          <table:table-cell table:style-name="ce4" office:value-type="float" office:value="2.24" calcext:value-type="float">
            <text:p>2,24</text:p>
          </table:table-cell>
          <table:table-cell table:style-name="ce4" table:formula="of:=[.C35]*[.D35]^2*PI()/3" office:value-type="float" office:value="16.7090506165713" calcext:value-type="float">
            <text:p>16,71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.48" calcext:value-type="float">
            <text:p>2,48</text:p>
          </table:table-cell>
          <table:table-cell table:style-name="ce4" office:value-type="float" office:value="2.1" calcext:value-type="float">
            <text:p>2,10</text:p>
          </table:table-cell>
          <table:table-cell table:style-name="ce4" table:formula="of:=[.C36]*[.D36]^2*PI()/3" office:value-type="float" office:value="11.452990177927" calcext:value-type="float">
            <text:p>11,4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.06" calcext:value-type="float">
            <text:p>3,06</text:p>
          </table:table-cell>
          <table:table-cell table:style-name="ce4" office:value-type="float" office:value="2.34" calcext:value-type="float">
            <text:p>2,34</text:p>
          </table:table-cell>
          <table:table-cell table:style-name="ce4" table:formula="of:=[.C37]*[.D37]^2*PI()/3" office:value-type="float" office:value="17.5461468286762" calcext:value-type="float">
            <text:p>17,55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.98" calcext:value-type="float">
            <text:p>2,98</text:p>
          </table:table-cell>
          <table:table-cell table:style-name="ce4" office:value-type="float" office:value="2.24" calcext:value-type="float">
            <text:p>2,24</text:p>
          </table:table-cell>
          <table:table-cell table:style-name="ce4" table:formula="of:=[.C38]*[.D38]^2*PI()/3" office:value-type="float" office:value="15.6581669299945" calcext:value-type="float">
            <text:p>15,66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.2" calcext:value-type="float">
            <text:p>3,20</text:p>
          </table:table-cell>
          <table:table-cell table:style-name="ce4" office:value-type="float" office:value="2.47" calcext:value-type="float">
            <text:p>2,47</text:p>
          </table:table-cell>
          <table:table-cell table:style-name="ce4" table:formula="of:=[.C39]*[.D39]^2*PI()/3" office:value-type="float" office:value="20.444312128305" calcext:value-type="float">
            <text:p>20,44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.91" calcext:value-type="float">
            <text:p>2,91</text:p>
          </table:table-cell>
          <table:table-cell table:style-name="ce4" office:value-type="float" office:value="2.47" calcext:value-type="float">
            <text:p>2,47</text:p>
          </table:table-cell>
          <table:table-cell table:style-name="ce4" table:formula="of:=[.C40]*[.D40]^2*PI()/3" office:value-type="float" office:value="18.5915463416774" calcext:value-type="float">
            <text:p>18,59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.1" calcext:value-type="float">
            <text:p>3,10</text:p>
          </table:table-cell>
          <table:table-cell table:style-name="ce4" office:value-type="float" office:value="2.33" calcext:value-type="float">
            <text:p>2,33</text:p>
          </table:table-cell>
          <table:table-cell table:style-name="ce4" table:formula="of:=[.C41]*[.D41]^2*PI()/3" office:value-type="float" office:value="17.6239054356428" calcext:value-type="float">
            <text:p>17,62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89" calcext:value-type="float">
            <text:p>2,89</text:p>
          </table:table-cell>
          <table:table-cell table:style-name="ce4" office:value-type="float" office:value="2.07" calcext:value-type="float">
            <text:p>2,07</text:p>
          </table:table-cell>
          <table:table-cell table:style-name="ce4" table:formula="of:=[.C42]*[.D42]^2*PI()/3" office:value-type="float" office:value="12.9678253147834" calcext:value-type="float">
            <text:p>12,97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.24" calcext:value-type="float">
            <text:p>3,24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table:formula="of:=[.C43]*[.D43]^2*PI()/3" office:value-type="float" office:value="18.8972075989084" calcext:value-type="float">
            <text:p>18,9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.08" calcext:value-type="float">
            <text:p>3,08</text:p>
          </table:table-cell>
          <table:table-cell table:style-name="ce4" office:value-type="float" office:value="2.31" calcext:value-type="float">
            <text:p>2,31</text:p>
          </table:table-cell>
          <table:table-cell table:style-name="ce4" table:formula="of:=[.C44]*[.D44]^2*PI()/3" office:value-type="float" office:value="17.2108886270557" calcext:value-type="float">
            <text:p>17,2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.23" calcext:value-type="float">
            <text:p>3,23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table:formula="of:=[.C45]*[.D45]^2*PI()/3" office:value-type="float" office:value="21.9943687075985" calcext:value-type="float">
            <text:p>21,99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.99" calcext:value-type="float">
            <text:p>2,99</text:p>
          </table:table-cell>
          <table:table-cell table:style-name="ce4" office:value-type="float" office:value="2.38" calcext:value-type="float">
            <text:p>2,38</text:p>
          </table:table-cell>
          <table:table-cell table:style-name="ce4" table:formula="of:=[.C46]*[.D46]^2*PI()/3" office:value-type="float" office:value="17.735919968904" calcext:value-type="float">
            <text:p>17,74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.88" calcext:value-type="float">
            <text:p>2,88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table:formula="of:=[.C47]*[.D47]^2*PI()/3" office:value-type="float" office:value="19.0006539618058" calcext:value-type="float">
            <text:p>19,0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.91" calcext:value-type="float">
            <text:p>2,91</text:p>
          </table:table-cell>
          <table:table-cell table:style-name="ce4" office:value-type="float" office:value="2.27" calcext:value-type="float">
            <text:p>2,27</text:p>
          </table:table-cell>
          <table:table-cell table:style-name="ce4" table:formula="of:=[.C48]*[.D48]^2*PI()/3" office:value-type="float" office:value="15.7026634011424" calcext:value-type="float">
            <text:p>15,7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.55" calcext:value-type="float">
            <text:p>3,55</text:p>
          </table:table-cell>
          <table:table-cell table:style-name="ce4" office:value-type="float" office:value="2.6" calcext:value-type="float">
            <text:p>2,60</text:p>
          </table:table-cell>
          <table:table-cell table:style-name="ce4" table:formula="of:=[.C49]*[.D49]^2*PI()/3" office:value-type="float" office:value="25.130646833616" calcext:value-type="float">
            <text:p>25,13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.88" calcext:value-type="float">
            <text:p>2,88</text:p>
          </table:table-cell>
          <table:table-cell table:style-name="ce4" office:value-type="float" office:value="2.07" calcext:value-type="float">
            <text:p>2,07</text:p>
          </table:table-cell>
          <table:table-cell table:style-name="ce4" table:formula="of:=[.C50]*[.D50]^2*PI()/3" office:value-type="float" office:value="12.9229539469122" calcext:value-type="float">
            <text:p>12,92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.13" calcext:value-type="float">
            <text:p>3,13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table:formula="of:=[.C51]*[.D51]^2*PI()/3" office:value-type="float" office:value="16.5934996971796" calcext:value-type="float">
            <text:p>16,59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69" calcext:value-type="float">
            <text:p>2,69</text:p>
          </table:table-cell>
          <table:table-cell table:style-name="ce4" office:value-type="float" office:value="2.35" calcext:value-type="float">
            <text:p>2,35</text:p>
          </table:table-cell>
          <table:table-cell table:style-name="ce4" table:formula="of:=[.C52]*[.D52]^2*PI()/3" office:value-type="float" office:value="15.5566694017398" calcext:value-type="float">
            <text:p>15,56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64" calcext:value-type="float">
            <text:p>2,64</text:p>
          </table:table-cell>
          <table:table-cell table:style-name="ce4" office:value-type="float" office:value="2.23" calcext:value-type="float">
            <text:p>2,23</text:p>
          </table:table-cell>
          <table:table-cell table:style-name="ce4" table:formula="of:=[.C53]*[.D53]^2*PI()/3" office:value-type="float" office:value="13.7480869741923" calcext:value-type="float">
            <text:p>13,75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65" calcext:value-type="float">
            <text:p>2,65</text:p>
          </table:table-cell>
          <table:table-cell table:style-name="ce4" office:value-type="float" office:value="2.19" calcext:value-type="float">
            <text:p>2,19</text:p>
          </table:table-cell>
          <table:table-cell table:style-name="ce4" table:formula="of:=[.C54]*[.D54]^2*PI()/3" office:value-type="float" office:value="13.3095300645291" calcext:value-type="float">
            <text:p>13,31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2.29" calcext:value-type="float">
            <text:p>2,29</text:p>
          </table:table-cell>
          <table:table-cell table:style-name="ce4" table:formula="of:=[.C55]*[.D55]^2*PI()/3" office:value-type="float" office:value="16.4748260346902" calcext:value-type="float">
            <text:p>16,47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office:value-type="float" office:value="2.14" calcext:value-type="float">
            <text:p>2,14</text:p>
          </table:table-cell>
          <table:table-cell table:style-name="ce4" table:formula="of:=[.C56]*[.D56]^2*PI()/3" office:value-type="float" office:value="12.0373222227044" calcext:value-type="float">
            <text:p>12,04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.69" calcext:value-type="float">
            <text:p>2,69</text:p>
          </table:table-cell>
          <table:table-cell table:style-name="ce4" office:value-type="float" office:value="2.11" calcext:value-type="float">
            <text:p>2,11</text:p>
          </table:table-cell>
          <table:table-cell table:style-name="ce4" table:formula="of:=[.C57]*[.D57]^2*PI()/3" office:value-type="float" office:value="12.5413939055656" calcext:value-type="float">
            <text:p>12,54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.82" calcext:value-type="float">
            <text:p>2,82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table:formula="of:=[.C58]*[.D58]^2*PI()/3" office:value-type="float" office:value="16.4475695768277" calcext:value-type="float">
            <text:p>16,45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.79" calcext:value-type="float">
            <text:p>2,79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table:formula="of:=[.C59]*[.D59]^2*PI()/3" office:value-type="float" office:value="14.7910109121824" calcext:value-type="float">
            <text:p>14,79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rry-Tomaten-All" table:style-name="ta1">
        <table:table-column table:style-name="co4" table:number-columns-repeated="1024" table:default-cell-style-name="ce3"/>
        <table:table-row table:style-name="ro2">
          <table:table-cell office:value-type="string" calcext:value-type="string">
            <text:p>Nr </text:p>
          </table:table-cell>
          <table:table-cell office:value-type="string" calcext:value-type="string">
            <text:p>Gewicht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.00.0000</text:date>, <text:time style:data-style-name="N2" text:time-value="01:30:24.600750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0:09:18.364507834</meta:creation-date>
    <dc:date>2021-01-10T14:01:10.630040228</dc:date>
    <dc:creator>Thomas Arend</dc:creator>
    <meta:editing-duration>PT1H8M27S</meta:editing-duration>
    <meta:editing-cycles>13</meta:editing-cycles>
    <meta:generator>LibreOffice/7.0.3.1$Linux_X86_64 LibreOffice_project/d7547858d014d4cf69878db179d326fc3483e082</meta:generator>
    <meta:document-statistic meta:table-count="9" meta:cell-count="6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8cm" svg:y="3.703cm" style:legend-expansion="high" chart:style-name="ch2"/>
        <chart:plot-area chart:style-name="ch3" table:cell-range-address="'Cherry-Tomaten-2'.B2:'Cherry-Tomaten-2'.E59 'Cherry-Tomaten-2'.C1:'Cherry-Tomaten-2'.E1" chart:data-source-has-labels="row" svg:x="0.32cm" svg:y="0.18cm" svg:width="12.568cm" svg:height="8.64cm">
          <chart:coordinate-region svg:x="1.418cm" svg:y="0.379cm" svg:width="11.2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herry-Tomaten-2'.C2:'Cherry-Tomaten-2'.C59" chart:label-cell-address="'Cherry-Tomaten-2'.C1:'Cherry-Tomaten-2'.C1" chart:class="chart:scatter">
            <chart:domain table:cell-range-address="'Cherry-Tomaten-2'.B2:'Cherry-Tomaten-2'.B59"/>
            <chart:data-point chart:repeated="58"/>
          </chart:series>
          <chart:series chart:style-name="ch8" chart:values-cell-range-address="'Cherry-Tomaten-2'.D2:'Cherry-Tomaten-2'.D59" chart:label-cell-address="'Cherry-Tomaten-2'.D1:'Cherry-Tomaten-2'.D1" chart:class="chart:scatter">
            <chart:data-point chart:repeated="58"/>
          </chart:series>
          <chart:series chart:style-name="ch9" chart:values-cell-range-address="'Cherry-Tomaten-2'.E2:'Cherry-Tomaten-2'.E59" chart:label-cell-address="'Cherry-Tomaten-2'.E1:'Cherry-Tomaten-2'.E1" chart:class="chart:scatter"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änge</text:p>
                <draw:g>
                  <svg:desc>'Cherry-Tomaten-2'.C1:'Cherry-Tomaten-2'.C1</svg:desc>
                </draw:g>
              </table:table-cell>
              <table:table-cell office:value-type="string">
                <text:p>Durchmesser</text:p>
                <draw:g>
                  <svg:desc>'Cherry-Tomaten-2'.D1:'Cherry-Tomaten-2'.D1</svg:desc>
                </draw:g>
              </table:table-cell>
              <table:table-cell office:value-type="string">
                <text:p>Volumen</text:p>
                <draw:g>
                  <svg:desc>'Cherry-Tomaten-2'.E1:'Cherry-Tomaten-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Cherry-Tomaten-2'.B2:'Cherry-Tomaten-2'.B59</svg:desc>
                </draw:g>
              </table:table-cell>
              <table:table-cell office:value-type="float" office:value="3.15">
                <text:p>3.15</text:p>
                <draw:g>
                  <svg:desc>'Cherry-Tomaten-2'.C2:'Cherry-Tomaten-2'.C59</svg:desc>
                </draw:g>
              </table:table-cell>
              <table:table-cell office:value-type="float" office:value="2.6">
                <text:p>2.6</text:p>
                <draw:g>
                  <svg:desc>'Cherry-Tomaten-2'.D2:'Cherry-Tomaten-2'.D59</svg:desc>
                </draw:g>
              </table:table-cell>
              <table:table-cell office:value-type="float" office:value="22.2990246551803">
                <text:p>22.2990246551803</text:p>
                <draw:g>
                  <svg:desc>'Cherry-Tomaten-2'.E2:'Cherry-Tomaten-2'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26">
                <text:p>3.26</text:p>
              </table:table-cell>
              <table:table-cell office:value-type="float" office:value="2.2">
                <text:p>2.2</text:p>
              </table:table-cell>
              <table:table-cell office:value-type="float" office:value="16.5231018418004">
                <text:p>16.523101841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.68">
                <text:p>3.68</text:p>
              </table:table-cell>
              <table:table-cell office:value-type="float" office:value="2.4">
                <text:p>2.4</text:p>
              </table:table-cell>
              <table:table-cell office:value-type="float" office:value="22.197237053204">
                <text:p>22.19723705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.28">
                <text:p>3.28</text:p>
              </table:table-cell>
              <table:table-cell office:value-type="float" office:value="2.61">
                <text:p>2.61</text:p>
              </table:table-cell>
              <table:table-cell office:value-type="float" office:value="23.3982553583008">
                <text:p>23.398255358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.66">
                <text:p>2.66</text:p>
              </table:table-cell>
              <table:table-cell office:value-type="float" office:value="2.3">
                <text:p>2.3</text:p>
              </table:table-cell>
              <table:table-cell office:value-type="float" office:value="14.7355356219078">
                <text:p>14.7355356219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.08">
                <text:p>3.08</text:p>
              </table:table-cell>
              <table:table-cell office:value-type="float" office:value="2.33">
                <text:p>2.33</text:p>
              </table:table-cell>
              <table:table-cell office:value-type="float" office:value="17.5102028199289">
                <text:p>17.5102028199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67">
                <text:p>2.67</text:p>
              </table:table-cell>
              <table:table-cell office:value-type="float" office:value="2.38">
                <text:p>2.38</text:p>
              </table:table-cell>
              <table:table-cell office:value-type="float" office:value="15.8377613100247">
                <text:p>15.8377613100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38">
                <text:p>2.38</text:p>
              </table:table-cell>
              <table:table-cell office:value-type="float" office:value="2.54">
                <text:p>2.54</text:p>
              </table:table-cell>
              <table:table-cell office:value-type="float" office:value="16.0795173366939">
                <text:p>16.0795173366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13">
                <text:p>3.13</text:p>
              </table:table-cell>
              <table:table-cell office:value-type="float" office:value="2.35">
                <text:p>2.35</text:p>
              </table:table-cell>
              <table:table-cell office:value-type="float" office:value="18.1012547313925">
                <text:p>18.1012547313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.09">
                <text:p>3.09</text:p>
              </table:table-cell>
              <table:table-cell office:value-type="float" office:value="2.51">
                <text:p>2.51</text:p>
              </table:table-cell>
              <table:table-cell office:value-type="float" office:value="20.3861183131875">
                <text:p>20.386118313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.72">
                <text:p>2.72</text:p>
              </table:table-cell>
              <table:table-cell office:value-type="float" office:value="2.25">
                <text:p>2.25</text:p>
              </table:table-cell>
              <table:table-cell office:value-type="float" office:value="14.4199102799772">
                <text:p>14.4199102799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.41">
                <text:p>2.41</text:p>
              </table:table-cell>
              <table:table-cell office:value-type="float" office:value="2">
                <text:p>2</text:p>
              </table:table-cell>
              <table:table-cell office:value-type="float" office:value="10.0949843935352">
                <text:p>10.0949843935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.09">
                <text:p>3.09</text:p>
              </table:table-cell>
              <table:table-cell office:value-type="float" office:value="2.38">
                <text:p>2.38</text:p>
              </table:table-cell>
              <table:table-cell office:value-type="float" office:value="18.3290945498038">
                <text:p>18.3290945498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.85">
                <text:p>2.85</text:p>
              </table:table-cell>
              <table:table-cell office:value-type="float" office:value="2.38">
                <text:p>2.38</text:p>
              </table:table-cell>
              <table:table-cell office:value-type="float" office:value="16.9054755556443">
                <text:p>16.9054755556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.74">
                <text:p>2.74</text:p>
              </table:table-cell>
              <table:table-cell office:value-type="float" office:value="2.16">
                <text:p>2.16</text:p>
              </table:table-cell>
              <table:table-cell office:value-type="float" office:value="13.3871054119242">
                <text:p>13.3871054119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.93">
                <text:p>2.93</text:p>
              </table:table-cell>
              <table:table-cell office:value-type="float" office:value="2.23">
                <text:p>2.23</text:p>
              </table:table-cell>
              <table:table-cell office:value-type="float" office:value="15.2582934978725">
                <text:p>15.2582934978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.91">
                <text:p>2.91</text:p>
              </table:table-cell>
              <table:table-cell office:value-type="float" office:value="2.41">
                <text:p>2.41</text:p>
              </table:table-cell>
              <table:table-cell office:value-type="float" office:value="17.6992837625754">
                <text:p>17.6992837625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.14">
                <text:p>3.14</text:p>
              </table:table-cell>
              <table:table-cell office:value-type="float" office:value="2.36">
                <text:p>2.36</text:p>
              </table:table-cell>
              <table:table-cell office:value-type="float" office:value="18.3139604507939">
                <text:p>18.3139604507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.93">
                <text:p>2.93</text:p>
              </table:table-cell>
              <table:table-cell office:value-type="float" office:value="2.26">
                <text:p>2.26</text:p>
              </table:table-cell>
              <table:table-cell office:value-type="float" office:value="15.6715920026008">
                <text:p>15.6715920026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2.32">
                <text:p>2.32</text:p>
              </table:table-cell>
              <table:table-cell office:value-type="float" office:value="15.5001992737916">
                <text:p>15.5001992737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.39">
                <text:p>3.39</text:p>
              </table:table-cell>
              <table:table-cell office:value-type="float" office:value="2.4">
                <text:p>2.4</text:p>
              </table:table-cell>
              <table:table-cell office:value-type="float" office:value="20.4479982636852">
                <text:p>20.4479982636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3.13">
                <text:p>3.13</text:p>
              </table:table-cell>
              <table:table-cell office:value-type="float" office:value="2.42">
                <text:p>2.42</text:p>
              </table:table-cell>
              <table:table-cell office:value-type="float" office:value="19.1956882225309">
                <text:p>19.1956882225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.29">
                <text:p>2.29</text:p>
              </table:table-cell>
              <table:table-cell office:value-type="float" office:value="1.93">
                <text:p>1.93</text:p>
              </table:table-cell>
              <table:table-cell office:value-type="float" office:value="8.93261710285555">
                <text:p>8.93261710285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.58">
                <text:p>2.58</text:p>
              </table:table-cell>
              <table:table-cell office:value-type="float" office:value="2.17">
                <text:p>2.17</text:p>
              </table:table-cell>
              <table:table-cell office:value-type="float" office:value="12.7223632559805">
                <text:p>12.7223632559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.63">
                <text:p>2.63</text:p>
              </table:table-cell>
              <table:table-cell office:value-type="float" office:value="2.11">
                <text:p>2.11</text:p>
              </table:table-cell>
              <table:table-cell office:value-type="float" office:value="12.2616602125046">
                <text:p>12.2616602125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3.33">
                <text:p>3.33</text:p>
              </table:table-cell>
              <table:table-cell office:value-type="float" office:value="2.47">
                <text:p>2.47</text:p>
              </table:table-cell>
              <table:table-cell office:value-type="float" office:value="21.2748623085174">
                <text:p>21.2748623085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3.11">
                <text:p>3.11</text:p>
              </table:table-cell>
              <table:table-cell office:value-type="float" office:value="2.52">
                <text:p>2.52</text:p>
              </table:table-cell>
              <table:table-cell office:value-type="float" office:value="20.6818835535597">
                <text:p>20.6818835535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3.12">
                <text:p>3.12</text:p>
              </table:table-cell>
              <table:table-cell office:value-type="float" office:value="2.46">
                <text:p>2.46</text:p>
              </table:table-cell>
              <table:table-cell office:value-type="float" office:value="19.7721285865626">
                <text:p>19.7721285865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2.26">
                <text:p>2.26</text:p>
              </table:table-cell>
              <table:table-cell office:value-type="float" office:value="15.2971853677264">
                <text:p>15.2971853677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2.23">
                <text:p>2.23</text:p>
              </table:table-cell>
              <table:table-cell office:value-type="float" office:value="13.5397826260985">
                <text:p>13.5397826260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2.95">
                <text:p>2.95</text:p>
              </table:table-cell>
              <table:table-cell office:value-type="float" office:value="2.35">
                <text:p>2.35</text:p>
              </table:table-cell>
              <table:table-cell office:value-type="float" office:value="17.0602880056255">
                <text:p>17.060288005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39">
                <text:p>2.39</text:p>
              </table:table-cell>
              <table:table-cell office:value-type="float" office:value="17.9450913965703">
                <text:p>17.945091396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.35">
                <text:p>2.35</text:p>
              </table:table-cell>
              <table:table-cell office:value-type="float" office:value="14.457871191208">
                <text:p>14.45787119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3.18">
                <text:p>3.18</text:p>
              </table:table-cell>
              <table:table-cell office:value-type="float" office:value="2.24">
                <text:p>2.24</text:p>
              </table:table-cell>
              <table:table-cell office:value-type="float" office:value="16.7090506165713">
                <text:p>16.709050616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.48">
                <text:p>2.48</text:p>
              </table:table-cell>
              <table:table-cell office:value-type="float" office:value="2.1">
                <text:p>2.1</text:p>
              </table:table-cell>
              <table:table-cell office:value-type="float" office:value="11.452990177927">
                <text:p>11.452990177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3.06">
                <text:p>3.06</text:p>
              </table:table-cell>
              <table:table-cell office:value-type="float" office:value="2.34">
                <text:p>2.34</text:p>
              </table:table-cell>
              <table:table-cell office:value-type="float" office:value="17.5461468286762">
                <text:p>17.5461468286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.98">
                <text:p>2.98</text:p>
              </table:table-cell>
              <table:table-cell office:value-type="float" office:value="2.24">
                <text:p>2.24</text:p>
              </table:table-cell>
              <table:table-cell office:value-type="float" office:value="15.6581669299945">
                <text:p>15.6581669299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2.47">
                <text:p>2.47</text:p>
              </table:table-cell>
              <table:table-cell office:value-type="float" office:value="20.444312128305">
                <text:p>20.444312128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.91">
                <text:p>2.91</text:p>
              </table:table-cell>
              <table:table-cell office:value-type="float" office:value="2.47">
                <text:p>2.47</text:p>
              </table:table-cell>
              <table:table-cell office:value-type="float" office:value="18.5915463416774">
                <text:p>18.5915463416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3.1">
                <text:p>3.1</text:p>
              </table:table-cell>
              <table:table-cell office:value-type="float" office:value="2.33">
                <text:p>2.33</text:p>
              </table:table-cell>
              <table:table-cell office:value-type="float" office:value="17.6239054356428">
                <text:p>17.6239054356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.89">
                <text:p>2.89</text:p>
              </table:table-cell>
              <table:table-cell office:value-type="float" office:value="2.07">
                <text:p>2.07</text:p>
              </table:table-cell>
              <table:table-cell office:value-type="float" office:value="12.9678253147834">
                <text:p>12.9678253147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.24">
                <text:p>3.24</text:p>
              </table:table-cell>
              <table:table-cell office:value-type="float" office:value="2.36">
                <text:p>2.36</text:p>
              </table:table-cell>
              <table:table-cell office:value-type="float" office:value="18.8972075989084">
                <text:p>18.8972075989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3.08">
                <text:p>3.08</text:p>
              </table:table-cell>
              <table:table-cell office:value-type="float" office:value="2.31">
                <text:p>2.31</text:p>
              </table:table-cell>
              <table:table-cell office:value-type="float" office:value="17.2108886270557">
                <text:p>17.2108886270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.23">
                <text:p>3.23</text:p>
              </table:table-cell>
              <table:table-cell office:value-type="float" office:value="2.55">
                <text:p>2.55</text:p>
              </table:table-cell>
              <table:table-cell office:value-type="float" office:value="21.9943687075985">
                <text:p>21.99436870759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2.99">
                <text:p>2.99</text:p>
              </table:table-cell>
              <table:table-cell office:value-type="float" office:value="2.38">
                <text:p>2.38</text:p>
              </table:table-cell>
              <table:table-cell office:value-type="float" office:value="17.735919968904">
                <text:p>17.73591996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2.88">
                <text:p>2.88</text:p>
              </table:table-cell>
              <table:table-cell office:value-type="float" office:value="2.51">
                <text:p>2.51</text:p>
              </table:table-cell>
              <table:table-cell office:value-type="float" office:value="19.0006539618058">
                <text:p>19.0006539618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2.91">
                <text:p>2.91</text:p>
              </table:table-cell>
              <table:table-cell office:value-type="float" office:value="2.27">
                <text:p>2.27</text:p>
              </table:table-cell>
              <table:table-cell office:value-type="float" office:value="15.7026634011424">
                <text:p>15.7026634011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3.55">
                <text:p>3.55</text:p>
              </table:table-cell>
              <table:table-cell office:value-type="float" office:value="2.6">
                <text:p>2.6</text:p>
              </table:table-cell>
              <table:table-cell office:value-type="float" office:value="25.130646833616">
                <text:p>25.130646833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2.88">
                <text:p>2.88</text:p>
              </table:table-cell>
              <table:table-cell office:value-type="float" office:value="2.07">
                <text:p>2.07</text:p>
              </table:table-cell>
              <table:table-cell office:value-type="float" office:value="12.9229539469122">
                <text:p>12.9229539469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3.13">
                <text:p>3.13</text:p>
              </table:table-cell>
              <table:table-cell office:value-type="float" office:value="2.25">
                <text:p>2.25</text:p>
              </table:table-cell>
              <table:table-cell office:value-type="float" office:value="16.5934996971796">
                <text:p>16.5934996971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2.69">
                <text:p>2.69</text:p>
              </table:table-cell>
              <table:table-cell office:value-type="float" office:value="2.35">
                <text:p>2.35</text:p>
              </table:table-cell>
              <table:table-cell office:value-type="float" office:value="15.5566694017398">
                <text:p>15.5566694017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2.64">
                <text:p>2.64</text:p>
              </table:table-cell>
              <table:table-cell office:value-type="float" office:value="2.23">
                <text:p>2.23</text:p>
              </table:table-cell>
              <table:table-cell office:value-type="float" office:value="13.7480869741923">
                <text:p>13.7480869741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2.65">
                <text:p>2.65</text:p>
              </table:table-cell>
              <table:table-cell office:value-type="float" office:value="2.19">
                <text:p>2.19</text:p>
              </table:table-cell>
              <table:table-cell office:value-type="float" office:value="13.3095300645291">
                <text:p>13.3095300645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29">
                <text:p>2.29</text:p>
              </table:table-cell>
              <table:table-cell office:value-type="float" office:value="16.4748260346902">
                <text:p>16.4748260346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2.51">
                <text:p>2.51</text:p>
              </table:table-cell>
              <table:table-cell office:value-type="float" office:value="2.14">
                <text:p>2.14</text:p>
              </table:table-cell>
              <table:table-cell office:value-type="float" office:value="12.0373222227044">
                <text:p>12.0373222227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2.69">
                <text:p>2.69</text:p>
              </table:table-cell>
              <table:table-cell office:value-type="float" office:value="2.11">
                <text:p>2.11</text:p>
              </table:table-cell>
              <table:table-cell office:value-type="float" office:value="12.5413939055656">
                <text:p>12.5413939055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2.82">
                <text:p>2.82</text:p>
              </table:table-cell>
              <table:table-cell office:value-type="float" office:value="2.36">
                <text:p>2.36</text:p>
              </table:table-cell>
              <table:table-cell office:value-type="float" office:value="16.4475695768277">
                <text:p>16.4475695768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2.79">
                <text:p>2.79</text:p>
              </table:table-cell>
              <table:table-cell office:value-type="float" office:value="2.25">
                <text:p>2.25</text:p>
              </table:table-cell>
              <table:table-cell office:value-type="float" office:value="14.7910109121824">
                <text:p>14.7910109121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d7547858d014d4cf69878db179d326fc3483e08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